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313F000C7517A58014C.png" manifest:media-type="image/png"/>
  <manifest:file-entry manifest:full-path="Pictures/1000020100000400000002001EE472BBA494D6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63cm, 0cm, 1.38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63cm, 0cm, 1.38cm)" draw:image-opacity="100%" style:mirror="horizontal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5pt" style:font-size-asian="55pt" style:font-size-complex="55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75pt" fo:letter-spacing="normal" fo:font-style="normal" style:text-underline-style="none" fo:font-weight="bold" style:font-size-asian="75pt" style:font-style-asian="normal" style:font-weight-asian="bold" style:font-size-complex="75pt" style:font-style-complex="normal" style:font-weight-complex="bold"/>
    </style:style>
    <style:style style:name="T2" style:family="text">
      <style:text-properties fo:font-variant="normal" fo:text-transform="none" fo:color="#81d3f5" style:text-line-through-style="none" style:text-line-through-type="none" style:text-position="0% 100%" style:font-name="Oswald" fo:font-size="75pt" fo:letter-spacing="normal" fo:font-style="normal" style:text-underline-style="none" fo:font-weight="bold" style:font-size-asian="75pt" style:font-style-asian="normal" style:font-weight-asian="bold" style:font-size-complex="7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4" style:family="text">
      <style:text-properties fo:font-variant="normal" fo:text-transform="none" fo:color="#81d3f5" style:text-line-through-style="none" style:text-line-through-type="none" style:text-position="0% 100%" style:font-name="Oswald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545cm" svg:height="6.602cm" svg:x="12.167cm" svg:y="6.22cm">
          <text:p text:style-name="P2"><text:span text:style-name="T1">CAP 016</text:span></text:p>
          <text:p text:style-name="P2"><text:span text:style-name="T2">UBUN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4" draw:text-style-name="P5" draw:layer="layout" svg:width="14.147cm" svg:height="6.602cm" svg:x="9.866cm" svg:y="6.22cm">
          <text:p text:style-name="P2"><text:span text:style-name="T1">CAP 015</text:span></text:p>
          <text:p text:style-name="P2"><text:span text:style-name="T2">IGNO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2.386cm" svg:height="6.602cm" svg:x="10.746cm" svg:y="6.22cm">
          <text:p text:style-name="P2"><text:span text:style-name="T1">CAP 014</text:span></text:p>
          <text:p text:style-name="P2"><text:span text:style-name="T2">VER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frame draw:name="Imagen 3" draw:style-name="gr5" draw:text-style-name="P1" draw:layer="layout" svg:width="17.272cm" svg:height="9.652cm" svg:x="-0.477cm" svg:y="0cm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1" draw:text-style-name="P1" draw:layer="layout" svg:width="17.272cm" svg:height="9.652cm" draw:transform="rotate (-3.14159265358979) translate (16.795cm 19.204cm)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1" draw:text-style-name="P1" draw:layer="layout" svg:width="17.272cm" svg:height="9.652cm" svg:x="16.702cm" svg:y="0cm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5" draw:text-style-name="P1" draw:layer="layout" svg:width="17.272cm" svg:height="9.652cm" draw:transform="rotate (-3.14159265358979) translate (33.974cm 19.204cm)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6" draw:layer="layout" svg:width="10.765cm" svg:height="4.908cm" svg:x="11.165cm" svg:y="6.767cm">
          <text:p text:style-name="P2"><text:span text:style-name="T3">PODCAST</text:span></text:p>
          <text:p text:style-name="P2"><text:span text:style-name="T4">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482cm" svg:height="6.602cm" svg:x="12.198cm" svg:y="6.22cm">
          <text:p text:style-name="P2"><text:span text:style-name="T1">CAP 013</text:span></text:p>
          <text:p text:style-name="P2"><text:span text:style-name="T2">DIF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frame draw:name="Imagen 5" draw:style-name="gr6" draw:text-style-name="P1" draw:layer="layout" svg:width="11.266cm" svg:height="8.659cm" svg:x="11.306cm" svg:y="5.192cm">
          <draw:image xlink:href="Pictures/100002010000040000000313F000C7517A58014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209cm" svg:height="6.602cm" svg:x="11.334cm" svg:y="6.22cm">
          <text:p text:style-name="P2"><text:span text:style-name="T1">ROBANDO</text:span></text:p>
          <text:p text:style-name="P2"><text:span text:style-name="T2">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37cm" svg:height="6.602cm" svg:x="11.255cm" svg:y="6.22cm">
          <text:p text:style-name="P2"><text:span text:style-name="T1">CAP 010</text:span></text:p>
          <text:p text:style-name="P2"><text:span text:style-name="T2">EXPER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973cm" svg:height="6.602cm" svg:x="11.953cm" svg:y="6.22cm">
          <text:p text:style-name="P2"><text:span text:style-name="T1">CAP 009</text:span></text:p>
          <text:p text:style-name="P2"><text:span text:style-name="T2">BI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621cm" svg:height="6.602cm" svg:x="9.629cm" svg:y="6.22cm">
          <text:p text:style-name="P2"><text:span text:style-name="T1">CAP 008</text:span></text:p>
          <text:p text:style-name="P2"><text:span text:style-name="T2">PROGRA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3.804cm" svg:height="6.602cm" svg:x="10.037cm" svg:y="6.22cm">
          <text:p text:style-name="P2"><text:span text:style-name="T1">FINAL DE</text:span></text:p>
          <text:p text:style-name="P2"><text:span text:style-name="T2">TEMPO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332cm" svg:height="6.602cm" svg:x="11.273cm" svg:y="6.22cm">
          <text:p text:style-name="P2"><text:span text:style-name="T1">CAP 007</text:span></text:p>
          <text:p text:style-name="P2"><text:span text:style-name="T2">IMÁG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433cm" svg:height="6.602cm" svg:x="11.223cm" svg:y="6.22cm">
          <text:p text:style-name="P2"><text:span text:style-name="T1">CAP 006</text:span></text:p>
          <text:p text:style-name="P2"><text:span text:style-name="T2">PARALE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5" draw:layer="layout" svg:width="9.897cm" svg:height="6.602cm" svg:x="11.991cm" svg:y="6.22cm">
          <text:p text:style-name="P7"><text:span text:style-name="T1">CAP 005</text:span></text:p>
          <text:p text:style-name="P7"><text:span text:style-name="T2">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477cm" svg:height="6.602cm" svg:x="9.7cm" svg:y="6.22cm">
          <text:p text:style-name="P2"><text:span text:style-name="T1">CAP 004</text:span></text:p>
          <text:p text:style-name="P2"><text:span text:style-name="T2">SIMPLIFIC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2.61cm" svg:height="6.602cm" svg:x="10.634cm" svg:y="6.22cm">
          <text:p text:style-name="P2"><text:span text:style-name="T1">CAP 003</text:span></text:p>
          <text:p text:style-name="P2"><text:span text:style-name="T2">EVOL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0.9cm" svg:height="6.602cm" svg:x="11.489cm" svg:y="6.22cm">
          <text:p text:style-name="P2"><text:span text:style-name="T1">CAP 002</text:span></text:p>
          <text:p text:style-name="P2"><text:span text:style-name="T2">ORDE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3.25cm" svg:height="6.602cm" svg:x="10.314cm" svg:y="6.22cm">
          <text:p text:style-name="P2"><text:span text:style-name="T1">CAP 001</text:span></text:p>
          <text:p text:style-name="P2"><text:span text:style-name="T2">DECI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511cm" svg:height="6.602cm" svg:x="9.683cm" svg:y="6.22cm">
          <text:p text:style-name="P2"><text:span text:style-name="T1">PODCAST</text:span></text:p>
          <text:p text:style-name="P2"><text:span text:style-name="T2">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</text:span><text:span text:style-name="MT2">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8-04">8/4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riano Orozco García</meta:initial-creator>
    <meta:editing-cycles>19</meta:editing-cycles>
    <meta:creation-date>2019-03-02T10:02:41</meta:creation-date>
    <dc:date>2019-08-04T20:41:35.238571949</dc:date>
    <meta:editing-duration>PT4H34M14S</meta:editing-duration>
    <meta:generator>LibreOffice/6.0.7.3$Linux_X86_64 LibreOffice_project/00m0$Build-3</meta:generator>
    <meta:document-statistic meta:object-count="100"/>
    <meta:user-defined meta:name="AppVersion">15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